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use-regular-expression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>
            <text:p>Col 1</text:p>
          </table:table-cell>
          <table:table-cell office:value-type="string">
            <text:p>Col 2</text:p>
          </table:table-cell>
          <table:table-cell office:value-type="string">
            <text:p>Factor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2]*[.$C$2]" office:value-type="float" office:value="1.2">
            <text:p>1.2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A3]*[.$C$2]" office:value-type="float" office:value="2.4">
            <text:p>2.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A4]*[.$C$2]" office:value-type="float" office:value="3.6">
            <text:p>3.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A5]*[.$C$2]" office:value-type="float" office:value="4.8">
            <text:p>4.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A6]*[.$C$2]" office:value-type="float" office:value="6">
            <text:p>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Doylend</meta:initial-creator>
    <meta:creation-date>2014-12-06T02:35:41</meta:creation-date>
    <dc:date>2014-12-06T02:36:44</dc:date>
    <dc:creator>Nick Doylend</dc:creator>
    <meta:editing-duration>P0D</meta:editing-duration>
    <meta:editing-cycles>1</meta:editing-cycles>
    <meta:document-statistic meta:table-count="1" meta:cell-count="14" meta:object-count="0"/>
    <meta:generator>LibreOffice/4.0.4.2$Linux_X86_64 LibreOffice_project/400m0$Build-2</meta:generator>
  </office:meta>
</office:document-meta>
</file>